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rsid="000d9050" officeooo:paragraph-rsid="0017a8ab"/>
    </style:style>
    <style:style style:name="P7" style:family="paragraph" style:parent-style-name="Standard">
      <style:text-properties style:font-name="Ubuntu" officeooo:paragraph-rsid="0021b69c"/>
    </style:style>
    <style:style style:name="P8" style:family="paragraph" style:parent-style-name="Standard">
      <style:text-properties style:font-name="Ubuntu" officeooo:paragraph-rsid="00220cce"/>
    </style:style>
    <style:style style:name="P9" style:family="paragraph" style:parent-style-name="Standard">
      <style:text-properties style:font-name="Ubuntu" officeooo:paragraph-rsid="000f424e"/>
    </style:style>
    <style:style style:name="P10" style:family="paragraph" style:parent-style-name="Standard">
      <style:text-properties style:font-name="Ubuntu" officeooo:rsid="0010788b" officeooo:paragraph-rsid="0010788b"/>
    </style:style>
    <style:style style:name="P11" style:family="paragraph" style:parent-style-name="Standard">
      <style:text-properties style:font-name="Ubuntu" officeooo:rsid="0010788b" officeooo:paragraph-rsid="002b4ab3"/>
    </style:style>
    <style:style style:name="P12" style:family="paragraph" style:parent-style-name="Standard">
      <style:text-properties style:font-name="Ubuntu" officeooo:rsid="0010788b" officeooo:paragraph-rsid="002eb291"/>
    </style:style>
    <style:style style:name="P13" style:family="paragraph" style:parent-style-name="Standard">
      <style:text-properties style:font-name="Ubuntu" officeooo:rsid="0010788b" officeooo:paragraph-rsid="004311b8"/>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b6b02"/>
    </style:style>
    <style:style style:name="P16" style:family="paragraph" style:parent-style-name="Standard">
      <style:text-properties style:font-name="Ubuntu" officeooo:rsid="00114049" officeooo:paragraph-rsid="00314b96"/>
    </style:style>
    <style:style style:name="P17" style:family="paragraph" style:parent-style-name="Standard">
      <style:text-properties style:font-name="Ubuntu" officeooo:rsid="00114049" officeooo:paragraph-rsid="003308bc"/>
    </style:style>
    <style:style style:name="P18" style:family="paragraph" style:parent-style-name="Standard">
      <style:text-properties style:font-name="Ubuntu" officeooo:rsid="00114049" officeooo:paragraph-rsid="00297869"/>
    </style:style>
    <style:style style:name="P19" style:family="paragraph" style:parent-style-name="Standard">
      <style:text-properties style:font-name="Ubuntu" style:font-name-asian="Arial1" style:font-name-complex="Tahoma"/>
    </style:style>
    <style:style style:name="P20" style:family="paragraph" style:parent-style-name="Standard">
      <style:text-properties style:font-name="Ubuntu" officeooo:paragraph-rsid="004311b8" style:font-name-asian="Arial1" style:font-name-complex="Tahoma"/>
    </style:style>
    <style:style style:name="P21" style:family="paragraph" style:parent-style-name="Standard">
      <style:text-properties style:font-name="Ubuntu" officeooo:paragraph-rsid="00314b96" style:font-name-asian="Arial1" style:font-name-complex="Tahoma"/>
    </style:style>
    <style:style style:name="P22" style:family="paragraph" style:parent-style-name="Standard">
      <style:text-properties style:font-name="Ubuntu" officeooo:rsid="000f424e" officeooo:paragraph-rsid="00220cce"/>
    </style:style>
    <style:style style:name="P23" style:family="paragraph" style:parent-style-name="Standard">
      <style:text-properties style:font-name="Ubuntu" officeooo:rsid="002b6b02" officeooo:paragraph-rsid="002b6b02"/>
    </style:style>
    <style:style style:name="P24" style:family="paragraph" style:parent-style-name="Standard">
      <style:text-properties style:font-name="Ubuntu" officeooo:paragraph-rsid="002b6b02"/>
    </style:style>
    <style:style style:name="P25" style:family="paragraph" style:parent-style-name="Standard">
      <style:text-properties style:font-name="Ubuntu" officeooo:rsid="00324482" officeooo:paragraph-rsid="00324482"/>
    </style:style>
    <style:style style:name="P26" style:family="paragraph" style:parent-style-name="Standard">
      <style:text-properties style:font-name="Ubuntu" officeooo:rsid="003a6b25" officeooo:paragraph-rsid="003a6b25"/>
    </style:style>
    <style:style style:name="P27" style:family="paragraph" style:parent-style-name="Standard">
      <style:text-properties style:font-name="Ubuntu" officeooo:rsid="003a6b25" officeooo:paragraph-rsid="003ae3f2"/>
    </style:style>
    <style:style style:name="P28" style:family="paragraph" style:parent-style-name="Standard">
      <style:text-properties style:font-name="Ubuntu" officeooo:rsid="003a6b25" officeooo:paragraph-rsid="005bb385"/>
    </style:style>
    <style:style style:name="P29" style:family="paragraph" style:parent-style-name="Standard">
      <style:text-properties style:font-name="Ubuntu" officeooo:rsid="003a6b25" officeooo:paragraph-rsid="005ca3e4"/>
    </style:style>
    <style:style style:name="P30" style:family="paragraph" style:parent-style-name="Standard">
      <style:text-properties style:font-name="Ubuntu" officeooo:rsid="003a6b25" officeooo:paragraph-rsid="0062ce24"/>
    </style:style>
    <style:style style:name="P31" style:family="paragraph" style:parent-style-name="Standard">
      <style:text-properties style:font-name="Ubuntu" officeooo:rsid="003a6b25" officeooo:paragraph-rsid="00653a02"/>
    </style:style>
    <style:style style:name="P32" style:family="paragraph" style:parent-style-name="Standard">
      <style:text-properties style:font-name="Ubuntu" officeooo:rsid="00314b96" officeooo:paragraph-rsid="0045d259"/>
    </style:style>
    <style:style style:name="P33" style:family="paragraph" style:parent-style-name="Standard">
      <style:text-properties style:font-name="Ubuntu" officeooo:rsid="0027a4f9" officeooo:paragraph-rsid="002eb291"/>
    </style:style>
    <style:style style:name="P34" style:family="paragraph" style:parent-style-name="Standard">
      <style:text-properties style:font-name="Ubuntu" officeooo:rsid="0036093e" officeooo:paragraph-rsid="003d9911"/>
    </style:style>
    <style:style style:name="P35" style:family="paragraph" style:parent-style-name="Standard">
      <style:text-properties style:font-name="Ubuntu" officeooo:rsid="0044dfdc" officeooo:paragraph-rsid="0044dfdc"/>
    </style:style>
    <style:style style:name="P36" style:family="paragraph" style:parent-style-name="Standard">
      <style:text-properties style:font-name="Ubuntu" officeooo:rsid="002eb291" officeooo:paragraph-rsid="0045d259"/>
    </style:style>
    <style:style style:name="P37" style:family="paragraph" style:parent-style-name="Standard">
      <style:text-properties style:font-name="Ubuntu" officeooo:paragraph-rsid="004b7e3c"/>
    </style:style>
    <style:style style:name="P38" style:family="paragraph" style:parent-style-name="Standard">
      <style:text-properties style:font-name="Ubuntu" officeooo:rsid="004b7e3c" officeooo:paragraph-rsid="004b7e3c"/>
    </style:style>
    <style:style style:name="P39" style:family="paragraph" style:parent-style-name="Standard">
      <style:text-properties style:font-name="Ubuntu" officeooo:rsid="004b7e3c" officeooo:paragraph-rsid="007bbe64"/>
    </style:style>
    <style:style style:name="P40" style:family="paragraph" style:parent-style-name="Standard">
      <style:text-properties style:font-name="Ubuntu" officeooo:rsid="004c717f" officeooo:paragraph-rsid="004c717f"/>
    </style:style>
    <style:style style:name="P41" style:family="paragraph" style:parent-style-name="Standard">
      <style:text-properties style:font-name="Ubuntu" officeooo:rsid="004c717f" officeooo:paragraph-rsid="00646796"/>
    </style:style>
    <style:style style:name="P42" style:family="paragraph" style:parent-style-name="Standard">
      <style:text-properties style:font-name="Ubuntu" officeooo:rsid="0037fda1" officeooo:paragraph-rsid="00584bb7"/>
    </style:style>
    <style:style style:name="P43" style:family="paragraph" style:parent-style-name="Standard">
      <style:text-properties style:font-name="Ubuntu" officeooo:rsid="002b4ab3" officeooo:paragraph-rsid="0046f2cb"/>
    </style:style>
    <style:style style:name="P44" style:family="paragraph" style:parent-style-name="Standard">
      <style:text-properties style:font-name="Ubuntu" officeooo:rsid="002b4ab3" officeooo:paragraph-rsid="00584bb7"/>
    </style:style>
    <style:style style:name="P45" style:family="paragraph" style:parent-style-name="Standard">
      <style:text-properties style:font-name="Ubuntu" officeooo:rsid="005bb385" officeooo:paragraph-rsid="0060050b"/>
    </style:style>
    <style:style style:name="P46" style:family="paragraph" style:parent-style-name="Standard">
      <style:text-properties style:font-name="Ubuntu" officeooo:rsid="004f417e" officeooo:paragraph-rsid="00646796"/>
    </style:style>
    <style:style style:name="P47" style:family="paragraph" style:parent-style-name="Standard">
      <style:text-properties style:font-name="Ubuntu" officeooo:rsid="00646796" officeooo:paragraph-rsid="00646796"/>
    </style:style>
    <style:style style:name="P48" style:family="paragraph" style:parent-style-name="Standard">
      <style:text-properties style:font-name="Ubuntu" officeooo:rsid="0055b750" officeooo:paragraph-rsid="00653a02"/>
    </style:style>
    <style:style style:name="P49" style:family="paragraph" style:parent-style-name="Standard">
      <style:text-properties style:font-name="Ubuntu" officeooo:rsid="003e4395" officeooo:paragraph-rsid="0076a3ec"/>
    </style:style>
    <style:style style:name="P50" style:family="paragraph" style:parent-style-name="Standard">
      <style:text-properties style:font-name="Ubuntu" officeooo:rsid="007808ed" officeooo:paragraph-rsid="007808ed"/>
    </style:style>
    <style:style style:name="P51" style:family="paragraph" style:parent-style-name="Standard">
      <style:text-properties style:font-name="Ubuntu" officeooo:rsid="007900da" officeooo:paragraph-rsid="007900da"/>
    </style:style>
    <style:style style:name="P52" style:family="paragraph" style:parent-style-name="Standard">
      <style:text-properties style:font-name="Ubuntu" officeooo:rsid="007900da" officeooo:paragraph-rsid="007a2c58"/>
    </style:style>
    <style:style style:name="P53" style:family="paragraph" style:parent-style-name="Standard">
      <style:text-properties style:font-name="Ubuntu" officeooo:rsid="007a2c58" officeooo:paragraph-rsid="007a2c58"/>
    </style:style>
    <style:style style:name="P54" style:family="paragraph" style:parent-style-name="Standard">
      <style:text-properties style:font-name="Ubuntu" officeooo:paragraph-rsid="007a2c58"/>
    </style:style>
    <style:style style:name="P55" style:family="paragraph" style:parent-style-name="Standard">
      <style:text-properties style:font-name="Ubuntu" officeooo:rsid="007b6f04" officeooo:paragraph-rsid="007b6f04"/>
    </style:style>
    <style:style style:name="P56" style:family="paragraph" style:parent-style-name="Standard">
      <style:text-properties style:font-name="Ubuntu" officeooo:paragraph-rsid="007b6f04"/>
    </style:style>
    <style:style style:name="P57" style:family="paragraph" style:parent-style-name="Standard">
      <style:text-properties style:font-name="Ubuntu" officeooo:paragraph-rsid="0076a3ec"/>
    </style:style>
    <style:style style:name="P58" style:family="paragraph" style:parent-style-name="Standard">
      <style:text-properties style:font-name="Ubuntu" officeooo:rsid="007510ea" officeooo:paragraph-rsid="0076a3ec"/>
    </style:style>
    <style:style style:name="P59"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60" style:family="paragraph" style:parent-style-name="Standard">
      <style:text-properties fo:font-variant="normal" fo:text-transform="none" fo:color="#000000" style:font-name="Ubuntu" fo:font-size="12pt" fo:letter-spacing="normal" fo:font-style="normal" fo:font-weight="normal" officeooo:rsid="005bb385" officeooo:paragraph-rsid="00657e85" style:font-size-asian="12pt"/>
    </style:style>
    <style:style style:name="P61" style:family="paragraph" style:parent-style-name="Standard">
      <style:paragraph-properties fo:break-before="page"/>
      <style:text-properties style:font-name="Ubuntu" officeooo:rsid="002b6b02" officeooo:paragraph-rsid="002b6b02"/>
    </style:style>
    <style:style style:name="P62" style:family="paragraph" style:parent-style-name="Standard">
      <style:text-properties style:font-name="Ubuntu" officeooo:paragraph-rsid="008331ce"/>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officeooo:rsid="0009fc0a"/>
    </style:style>
    <style:style style:name="T5" style:family="text">
      <style:text-properties officeooo:rsid="0010788b"/>
    </style:style>
    <style:style style:name="T6" style:family="text">
      <style:text-properties officeooo:rsid="0012f1db"/>
    </style:style>
    <style:style style:name="T7" style:family="text">
      <style:text-properties officeooo:rsid="00157a12"/>
    </style:style>
    <style:style style:name="T8" style:family="text">
      <style:text-properties officeooo:rsid="0015ab21"/>
    </style:style>
    <style:style style:name="T9" style:family="text">
      <style:text-properties officeooo:rsid="001c9e80"/>
    </style:style>
    <style:style style:name="T10" style:family="text">
      <style:text-properties officeooo:rsid="001e8657"/>
    </style:style>
    <style:style style:name="T11" style:family="text">
      <style:text-properties officeooo:rsid="001f43b8"/>
    </style:style>
    <style:style style:name="T12" style:family="text">
      <style:text-properties officeooo:rsid="0022e440"/>
    </style:style>
    <style:style style:name="T13" style:family="text">
      <style:text-properties fo:color="#000000" fo:font-size="12pt" style:font-size-asian="12pt"/>
    </style:style>
    <style:style style:name="T14" style:family="text">
      <style:text-properties fo:color="#000000" fo:font-size="12pt" officeooo:rsid="0022e440" style:font-size-asian="12pt"/>
    </style:style>
    <style:style style:name="T15" style:family="text">
      <style:text-properties fo:font-variant="normal" fo:text-transform="none" fo:color="#000000" fo:font-size="12pt" fo:letter-spacing="normal" fo:font-style="normal" fo:font-weight="normal" style:font-size-asian="12pt"/>
    </style:style>
    <style:style style:name="T16" style:family="text">
      <style:text-properties fo:font-variant="normal" fo:text-transform="none" fo:color="#000000" fo:font-size="12pt" fo:letter-spacing="normal" fo:font-style="normal" fo:font-weight="normal" officeooo:rsid="0022e440" style:font-size-asian="12pt"/>
    </style:style>
    <style:style style:name="T17" style:family="text">
      <style:text-properties fo:font-variant="normal" fo:text-transform="none" fo:color="#000000" fo:font-size="12pt" fo:letter-spacing="normal" fo:font-style="normal" fo:font-weight="normal" officeooo:rsid="0023cf73" style:font-size-asian="12pt"/>
    </style:style>
    <style:style style:name="T18" style:family="text">
      <style:text-properties fo:font-variant="normal" fo:text-transform="none" fo:color="#000000" fo:font-size="12pt" fo:letter-spacing="normal" fo:font-style="normal" fo:font-weight="normal" officeooo:rsid="002c29b7" style:font-size-asian="12pt"/>
    </style:style>
    <style:style style:name="T19" style:family="text">
      <style:text-properties fo:font-variant="normal" fo:text-transform="none" fo:color="#000000" fo:font-size="12pt" fo:letter-spacing="normal" fo:font-style="normal" fo:font-weight="normal" officeooo:rsid="00653a02" style:font-size-asian="12pt"/>
    </style:style>
    <style:style style:name="T20" style:family="text">
      <style:text-properties fo:font-variant="normal" fo:text-transform="none" fo:color="#000000" fo:font-size="12pt" fo:letter-spacing="normal" fo:font-style="normal" fo:font-weight="normal" officeooo:rsid="00676721" style:font-size-asian="12pt"/>
    </style:style>
    <style:style style:name="T21" style:family="text">
      <style:text-properties fo:font-variant="normal" fo:text-transform="none" fo:color="#000000" fo:font-size="12pt" fo:letter-spacing="normal" fo:font-style="normal" fo:font-weight="normal" officeooo:rsid="0074a489" style:font-size-asian="12pt"/>
    </style:style>
    <style:style style:name="T22" style:family="text">
      <style:text-properties fo:font-variant="normal" fo:text-transform="none" fo:color="#000000" fo:font-size="12pt" fo:letter-spacing="normal" fo:font-style="normal" fo:font-weight="normal" officeooo:rsid="00848165" style:font-size-asian="12pt"/>
    </style:style>
    <style:style style:name="T23" style:family="text">
      <style:text-properties style:font-name="Ubuntu"/>
    </style:style>
    <style:style style:name="T24" style:family="text">
      <style:text-properties officeooo:rsid="0026b86e"/>
    </style:style>
    <style:style style:name="T25" style:family="text">
      <style:text-properties officeooo:rsid="0027a4f9"/>
    </style:style>
    <style:style style:name="T26" style:family="text">
      <style:text-properties officeooo:rsid="002887d6"/>
    </style:style>
    <style:style style:name="T27" style:family="text">
      <style:text-properties officeooo:rsid="00297869"/>
    </style:style>
    <style:style style:name="T28" style:family="text">
      <style:text-properties officeooo:rsid="002b1a6b"/>
    </style:style>
    <style:style style:name="T29" style:family="text">
      <style:text-properties officeooo:rsid="002b4ab3"/>
    </style:style>
    <style:style style:name="T30" style:family="text">
      <style:text-properties officeooo:rsid="002c1a09"/>
    </style:style>
    <style:style style:name="T31" style:family="text">
      <style:text-properties officeooo:rsid="002d125f"/>
    </style:style>
    <style:style style:name="T32" style:family="text">
      <style:text-properties officeooo:rsid="002eb291"/>
    </style:style>
    <style:style style:name="T33" style:family="text">
      <style:text-properties officeooo:rsid="0032ae71"/>
    </style:style>
    <style:style style:name="T34" style:family="text">
      <style:text-properties officeooo:rsid="003308bc"/>
    </style:style>
    <style:style style:name="T35" style:family="text">
      <style:text-properties officeooo:rsid="0036093e"/>
    </style:style>
    <style:style style:name="T36" style:family="text">
      <style:text-properties officeooo:rsid="0036ad83"/>
    </style:style>
    <style:style style:name="T37" style:family="text">
      <style:text-properties officeooo:rsid="00387580"/>
    </style:style>
    <style:style style:name="T38" style:family="text">
      <style:text-properties officeooo:rsid="003b452f"/>
    </style:style>
    <style:style style:name="T39" style:family="text">
      <style:text-properties officeooo:rsid="003d9911"/>
    </style:style>
    <style:style style:name="T40" style:family="text">
      <style:text-properties officeooo:rsid="003f1ae5"/>
    </style:style>
    <style:style style:name="T41" style:family="text">
      <style:text-properties officeooo:rsid="00424cdf"/>
    </style:style>
    <style:style style:name="T42" style:family="text">
      <style:text-properties officeooo:rsid="0044dfdc"/>
    </style:style>
    <style:style style:name="T43" style:family="text">
      <style:text-properties officeooo:rsid="0045d259"/>
    </style:style>
    <style:style style:name="T44" style:family="text">
      <style:text-properties officeooo:rsid="004608dc"/>
    </style:style>
    <style:style style:name="T45" style:family="text">
      <style:text-properties officeooo:rsid="004b7e3c"/>
    </style:style>
    <style:style style:name="T46" style:family="text">
      <style:text-properties officeooo:rsid="004c717f"/>
    </style:style>
    <style:style style:name="T47" style:family="text">
      <style:text-properties officeooo:rsid="004e6c9b"/>
    </style:style>
    <style:style style:name="T48" style:family="text">
      <style:text-properties officeooo:rsid="005039fc"/>
    </style:style>
    <style:style style:name="T49" style:family="text">
      <style:text-properties officeooo:rsid="00517a5b"/>
    </style:style>
    <style:style style:name="T50" style:family="text">
      <style:text-properties officeooo:rsid="00520112"/>
    </style:style>
    <style:style style:name="T51" style:family="text">
      <style:text-properties officeooo:rsid="0055b750"/>
    </style:style>
    <style:style style:name="T52" style:family="text">
      <style:text-properties officeooo:rsid="0058fc1e"/>
    </style:style>
    <style:style style:name="T53" style:family="text">
      <style:text-properties officeooo:rsid="005969bc"/>
    </style:style>
    <style:style style:name="T54" style:family="text">
      <style:text-properties officeooo:rsid="005b0ed4"/>
    </style:style>
    <style:style style:name="T55" style:family="text">
      <style:text-properties officeooo:rsid="00657e85"/>
    </style:style>
    <style:style style:name="T56" style:family="text">
      <style:text-properties officeooo:rsid="00676721"/>
    </style:style>
    <style:style style:name="T57" style:family="text">
      <style:text-properties officeooo:rsid="00724a2d"/>
    </style:style>
    <style:style style:name="T58" style:family="text">
      <style:text-properties officeooo:rsid="0072bfd2"/>
    </style:style>
    <style:style style:name="T59" style:family="text">
      <style:text-properties officeooo:rsid="0075e5c8"/>
    </style:style>
    <style:style style:name="T60" style:family="text">
      <style:text-properties officeooo:rsid="0076a3ec"/>
    </style:style>
    <style:style style:name="T61" style:family="text">
      <style:text-properties officeooo:rsid="007900da"/>
    </style:style>
    <style:style style:name="T62" style:family="text">
      <style:text-properties officeooo:rsid="007a2c58"/>
    </style:style>
    <style:style style:name="T63" style:family="text">
      <style:text-properties officeooo:rsid="007b6f04"/>
    </style:style>
    <style:style style:name="T64" style:family="text">
      <style:text-properties officeooo:rsid="0068d0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Licensed under the TAPR Open Hardware License (</text:span><text:a xlink:type="simple" xlink:href="http://www.tapr.org/OHL" text:style-name="Internet_20_link" text:visited-style-name="Visited_20_Internet_20_Link"><text:span text:style-name="T23">www.tapr.org/OHL</text:span></text:a><text:span text:style-name="T23">).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3">You should have received a copy of the GNU General Public License along with this program. <text:s/>If not, see &lt;</text:span><text:a xlink:type="simple" xlink:href="http://www.gnu.org/licenses/" text:style-name="Internet_20_link" text:visited-style-name="Visited_20_Internet_20_Link"><text:span text:style-name="T23">http://www.gnu.org/licenses/</text:span></text:a><text:span text:style-name="T23">&gt;. A copy of the license is included See file: GPL.TXT </text:span></text:p>
      <text:p text:style-name="P2"/>
      <text:p text:style-name="P3">Innovator<text:span text:style-name="T7">s</text:span>: <text:s/><text:tab/><text:span text:style-name="T7">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7">place of business</text:span></text:p>
      <text:p text:style-name="P2"><text:tab/><text:tab/>Employer status: <text:tab/><text:tab/><text:tab/>self-employed (SB)</text:p>
      <text:p text:style-name="P2"><text:tab/><text:tab/><text:span text:style-name="T7">Contribution:<text:tab/><text:tab/><text:tab/><text:tab/>commercial, material, motivational support</text:span></text:p>
      <text:p text:style-name="P2"/>
      <text:p text:style-name="P4"><text:tab/><text:tab/><text:span text:style-name="T7">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7">self</text:span></text:p>
      <text:p text:style-name="P4"/>
      <text:p text:style-name="P2">Abstract </text:p>
      <text:p text:style-name="P2"/>
      <text:p text:style-name="P5">This hardware design is for building an indoor <text:span text:style-name="T33">television (</text:span>tv<text:span text:style-name="T33">)</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4">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3"/>
      <text:p text:style-name="P61">Table of Contents</text:p>
      <text:p text:style-name="P23"/>
      <text:p text:style-name="P23">Background</text:p>
      <text:p text:style-name="P23">I. Problem</text:p>
      <text:p text:style-name="P23">II. Technically complete description of innovation</text:p>
      <text:p text:style-name="P23"><text:s text:c="2"/>II.A. Purpose and description of innovation</text:p>
      <text:p text:style-name="P23"><text:s text:c="2"/>II.B. Identification of component parts or steps, and explanation of mode of operation of innovation (with sketches)</text:p>
      <text:p text:style-name="P23"><text:s text:c="2"/>II.B.1. <text:span text:style-name="T25">horizontal loop antenna</text:span></text:p>
      <text:p text:style-name="P15"><text:s text:c="2"/>II.B.2. “monopole” vertical antenna <text:span text:style-name="T29">(optional)</text:span></text:p>
      <text:p text:style-name="P39"><text:s text:c="2"/>II.B.3. <text:span text:style-name="T46">coaxial inner wire</text:span></text:p>
      <text:p text:style-name="P15"><text:s text:c="2"/>II.C. Functional operation</text:p>
      <text:p text:style-name="P15"><text:s text:c="2"/>II.D. Alternate embodiments of the innovation</text:p>
      <text:p text:style-name="P15"><text:s text:c="2"/>II.E. Supportive theory</text:p>
      <text:p text:style-name="P15"><text:s text:c="2"/>II.F. Engineering specifications</text:p>
      <text:p text:style-name="P23"><text:s text:c="2"/>II.F.1 Dimensions and measurements</text:p>
      <text:p text:style-name="P23"><text:s text:c="2"/>II.F.2 Materials</text:p>
      <text:p text:style-name="P23"><text:s text:c="2"/><text:span text:style-name="T32">II.F.3 Manufacturing and assembly</text:span></text:p>
      <text:p text:style-name="P23"><text:s text:c="2"/>II.G. Peripheral equipment</text:p>
      <text:p text:style-name="P23"><text:s text:c="2"/>II.H. Maintenance, reliability, safety factors</text:p>
      <text:p text:style-name="P23">III. Innovation parameters</text:p>
      <text:p text:style-name="P23"><text:s text:c="2"/>III.A. Novel or unique features</text:p>
      <text:p text:style-name="P23"><text:s text:c="2"/>III.B. Advantages of innovation</text:p>
      <text:p text:style-name="P23"><text:s text:c="2"/>III.C. Development or new conceptual problems</text:p>
      <text:p text:style-name="P23"><text:s text:c="2"/>III.D. Test data and source of error</text:p>
      <text:p text:style-name="P23"><text:s text:c="2"/>III.E. Analysis of capabilities</text:p>
      <text:p text:style-name="P23">IV. Potential commercial applications and points of contact</text:p>
      <text:p text:style-name="P23">V. Other</text:p>
      <text:p text:style-name="P24"><text:s text:c="2"/>V.A. Additional documentation</text:p>
      <text:p text:style-name="P24"><text:s text:c="2"/>V.B. Degree of technology significance</text:p>
      <text:p text:style-name="P24"><text:s text:c="2"/>V.C. State of development</text:p>
      <text:p text:style-name="P23">VI. Patent status</text:p>
      <text:p text:style-name="P23">VII. Signatures of innovator(s), witnesses</text:p>
      <text:p text:style-name="P2"/>
      <text:p text:style-name="P2"/>
      <text:p text:style-name="P2">Background</text:p>
      <text:p text:style-name="P2"/>
      <text:p text:style-name="P62"><text:span text:style-name="T64">On March 2, 2015, a strategy was developed for making a new tv antenna design: Incorporate part of a novel ion engine design as a partial proof-of-concept by re-engineering a technology staple: the tv antenna. <text:s/>That same day, the functional nature of a </text:span><text:soft-page-break/><text:span text:style-name="T64">new antenna design was adopted. The balun was integrated into the antenna on May 19, 2015 as a way to boost signal quality and strength. <text:s/>See file: PRIOR-ART-PROOF-OF-CONCEPT.odt for detailed background of the invention.</text:span></text:p>
      <text:p text:style-name="P2"/>
      <text:p text:style-name="P2">I. Problem</text:p>
      <text:p text:style-name="P2"/>
      <text:p text:style-name="P6"><text:span text:style-name="T24">The original problem statement:</text:span> <text:span text:style-name="T10">H</text:span>ow to demonstrate competency with novel ion engine <text:span text:style-name="T8">technology while constrained by</text:span> a frugal budget? <text:s/><text:span text:style-name="T10">Due to the expensive and expansive nature of high-energy physics experimentation, the problem statement has percolated to: </text:span></text:p>
      <text:p text:style-name="P6"/>
      <text:p text:style-name="P6">How to design a tv antenna <text:span text:style-name="T9">for tv viewers </text:span>that incorporates design principles not used in conventional tv antenna design <text:span text:style-name="T30">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37"><text:span text:style-name="T11">This apparatus serves as an indoor tv antenna. <text:s/>It is capable of receiving some tv stations that usually require conventional attic antennas. Its</text:span> solid-state, high-Q <text:span text:style-name="T49">low-reactance </text:span>resonator <text:span text:style-name="T45">with integrated balun</text:span> <text:span text:style-name="T45">provides a significant reduction in physical size. The circuit and design are simple while being innovative, because the apparatus avoids many issues of electrical engineering complexity hidden in conventional antenna design.</text:span> <text:span text:style-name="T45">Flexibility in the design specifications allows prototypes to be built using</text:span> common electric<text:span text:style-name="T47">al telecommunication</text:span> materials. </text:p>
      <text:p text:style-name="P7"/>
      <text:p text:style-name="P22">This apparatus incorporates a unique configuration of a wide-band balun <text:span text:style-name="T45">circuit</text:span> by reducing the circuit into the physical form of the antenna; Conventional tv antennas <text:span text:style-name="T28">usually </text:span>require a balun between the antenna and receiver to balance <text:span text:style-name="T28">impedance</text:span>. By eliminating the separate<text:span text:style-name="T45">ness of the</text:span> balun from the signal's path to the receiver, the apparatus is capable of delivering a stronger and higher quality signal using <text:span text:style-name="T42">a </text:span>smaller amount of mass <text:span text:style-name="T42">and less components</text:span>. <text:span text:style-name="T28">This apparatus also leverages performance features common to small loop antennas.</text:span> </text:p>
      <text:p text:style-name="P8"/>
      <text:p text:style-name="P59"/>
      <text:p text:style-name="P9"/>
      <text:p text:style-name="P2">II.B. Identification of component parts or steps, and explanation of mode of operation of innovation (with sketches)</text:p>
      <text:p text:style-name="P11"/>
      <text:p text:style-name="P2">II.B.1. <text:span text:style-name="T25">horizontal loop antenna</text:span></text:p>
      <text:p text:style-name="P2"><text:soft-page-break/></text:p>
      <text:p text:style-name="P12"><text:span text:style-name="T31">The horizontal loop is the primary visible component of the apparatus. On first look, the</text:span> loop <text:span text:style-name="T25">appears to be a simple loop antenna consisting of a conductive cylinder bent into a circular loop ie a torus. On closer examination, the torus contains a wire oriented coaxially. Specifically, the torus loop </text:span>consists of a coaxial <text:span text:style-name="T25">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0"/>
      <text:p text:style-name="P14">II.B.2. monopole vertical antenna <text:span text:style-name="T29">(optional)</text:span></text:p>
      <text:p text:style-name="P14"/>
      <text:p text:style-name="P17"><text:span text:style-name="T26">The</text:span> monopole, <text:span text:style-name="T49">if used,</text:span> <text:span text:style-name="T26">appears to be a simple monopole antenna consisting of a conductive cylinder oriented vertically. On closer examination, the cylinder contains a wire oriented coaxially. </text:span>Specifically, <text:span text:style-name="T27">the cylindrical monopole</text:span> <text:span text:style-name="T5">surrounds a conductor-wire at the axial center of the cylinder with a nonconductive dielectric between the two conductors. The wire is in circuit with the loop's coaxial wire. </text:span></text:p>
      <text:p text:style-name="P18"/>
      <text:p text:style-name="P38">II.B.3. <text:span text:style-name="T46">coaxial inner wire</text:span></text:p>
      <text:p text:style-name="P38"/>
      <text:p text:style-name="P40">The coaxial inner wire of the antenna loop <text:span text:style-name="T47">is</text:span> in an ungrounded closed-loop. <text:span text:style-name="T50">The coaxial wire of the optional monopole either shares the same wire loop or is coupled to it.</text:span></text:p>
      <text:p text:style-name="P40"/>
      <text:p text:style-name="P2">II.C. Functional operation</text:p>
      <text:p text:style-name="P2"/>
      <text:p text:style-name="P32">The antenna collects tv <text:span text:style-name="T43">broadcast electromagnetic (EM) signals</text:span> <text:span text:style-name="T43">and transfers the signals </text:span>to a transmission line that is usually <text:span text:style-name="T43">connected</text:span> to a tv receiver. <text:s/></text:p>
      <text:p text:style-name="P32"/>
      <text:p text:style-name="P32">EM signals are initially broadcast from a television terrestrial transmitter at some distance from the antenna. In the US, tv signals are currently transmitted in UHF and VHF wide band frequency spectrums. </text:p>
      <text:p text:style-name="P32"/>
      <text:p text:style-name="P36">A tv signal consists of bits of information encoded into a digital EM signal. The EM signal consists of a combination of synchronized,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p>
      <text:p text:style-name="P25"/>
      <text:p text:style-name="P42">An antenna may be simultaneously receiving tv EM signals from multiple transmitters at <text:soft-page-break/>different angles and azimuths and with different synchronizations. <text:s/>Each distinct change in the accumulated signal represents a possible demarcation of a<text:span text:style-name="T44">n EM</text:span> bit (or signal error). </text:p>
      <text:p text:style-name="P43"/>
      <text:p text:style-name="P44"><text:span text:style-name="T32">For the entire tv EM signal spectrum, there exists one maximum EM bit resolution (think common denominator frequency) that is approximately equal to a binary fraction (0.5^n) of the tv signal bit rate</text:span>. <text:span text:style-name="T32">The EM signal has a higher bit resolution than the tv signal bit rate. </text:span>A<text:span text:style-name="T35">n EM</text:span> bit's <text:span text:style-name="T37">frequency is</text:span> the <text:span text:style-name="T36">shortest </text:span>duration <text:span text:style-name="T36">it takes to</text:span> <text:span text:style-name="T36">uniquely identify all</text:span> <text:span text:style-name="T36">EM </text:span>bit<text:span text:style-name="T36">s</text:span>.<text:span text:style-name="T32"> </text:span><text:s/><text:span text:style-name="T37">An EM bit's wavelength is the distance an EM signal travels for the shortest duration of one EM bit. The EM bit represents the base resonant frequency for the antenna. </text:span></text:p>
      <text:p text:style-name="P27"/>
      <text:p text:style-name="P27">The <text:span text:style-name="T52">antenna loop receives a charge (current and voltage) from the EM signal</text:span>. <text:s text:c="2"/></text:p>
      <text:p text:style-name="P27"/>
      <text:p text:style-name="P27">The antenna loop's <text:span text:style-name="T38">charge</text:span> most significantly <text:span text:style-name="T52">transmits charge difference to ground. </text:span></text:p>
      <text:p text:style-name="P27"/>
      <text:p text:style-name="P28"><text:span text:style-name="T53">The antenna loop's coaxial inner conductor receives a polarity reversed charge (current and voltage) by way of induction and capacitance from the outer antenna loop</text:span>. <text:span text:style-name="T51">The (primary) loop conductor to (secondary) conductor is mostly inductive and results in a positive net signal gain of 1:n. </text:span></text:p>
      <text:p text:style-name="P28"/>
      <text:p text:style-name="P30"><text:span text:style-name="T54">The antenna loop's coaxial, closed-loop inner conductor passes the</text:span> signal <text:span text:style-name="T54">to the inner conductor of a coaxial transmission line for delivery to the signal decoder/receiver such as television. </text:span></text:p>
      <text:p text:style-name="P30"/>
      <text:p text:style-name="P45">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travels on the inner and outer skin of the outer conductor. The inner skin of the outer conductor's signal is <text:span text:style-name="T57">amplified</text:span> by the reverse polarity of the inner conductor. <text:s/>The outer skin of the outer conductor's signal is dampened by the increasing signal of same polarity <text:span text:style-name="T57">of</text:span>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9"/>
      <text:p text:style-name="P26">If the <text:span text:style-name="T38">antenna </text:span>loop <text:span text:style-name="T54">circuit</text:span> is <text:span text:style-name="T54">open to facilitate passing the inner wire out of the loop</text:span>, the<text:span text:style-name="T55">re may be less current resulting from EM signal due to a decrease in current feedback from an open-loop configuration</text:span>.</text:p>
      <text:p text:style-name="P26"/>
      <text:p text:style-name="P35">II.D. Alternate <text:span text:style-name="T48">embodiments</text:span> of the innovation</text:p>
      <text:p text:style-name="P35"/>
      <text:p text:style-name="P46"><text:soft-page-break/>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p>
      <text:p text:style-name="P41"/>
      <text:p text:style-name="P47">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p>
      <text:p text:style-name="P35"/>
      <text:p text:style-name="P35">II.E.Supportive theory</text:p>
      <text:p text:style-name="P35"/>
      <text:p text:style-name="P48">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text:span text:style-name="T58">e</text:span>”, pp3315-3325.</text:p>
      <text:p text:style-name="P31"/>
      <text:p text:style-name="P35"><text:span text:style-name="T12">The antenna design initially required a</text:span>n external<text:span text:style-name="T12"> wide-band balun. <text:s/>The balun design published by </text:span><text:span text:style-name="T13">Chris Trask </text:span><text:span text:style-name="T14">( </text:span><text:span text:style-name="T13">N7ZWY</text:span><text:span text:style-name="T14"> of </text:span><text:span text:style-name="T13">Sonoran Radio Research, </text:span><text:span text:style-name="T14">Tempe AZ) entitled “A Single-Core 4:1 Current Balun of Improved Performance” (retrieved from </text:span><text:span text:style-name="T16">home.earthlink.net/~christrask/Trask4to1Balun.pdf ) </text:span><text:span text:style-name="T21">was chosen because it </text:span><text:span text:style-name="T18">seemed particularly appropriate with its </text:span><text:span text:style-name="T15">wide-band application and </text:span><text:span text:style-name="T18">elegant, </text:span><text:span text:style-name="T20">symmetric</text:span><text:span text:style-name="T18"> design</text:span><text:span text:style-name="T16">. </text:span><text:span text:style-name="T18">The balun was incorporated into the antenna when it</text:span><text:span text:style-name="T16"> became apparent that the function of </text:span><text:span text:style-name="T17">each </text:span><text:span text:style-name="T18">balun</text:span><text:span text:style-name="T16"> transformer could be </text:span><text:span text:style-name="T18">substituted</text:span><text:span text:style-name="T16"> with </text:span><text:span text:style-name="T17">a </text:span><text:span text:style-name="T18">coaxial </text:span><text:span text:style-name="T17">conducting </text:span><text:span text:style-name="T18">tube and </text:span><text:span text:style-name="T17">wire </text:span><text:span text:style-name="T18">arrangement</text:span><text:span text:style-name="T17">. </text:span><text:span text:style-name="T19">See file PRIOR-ART-PROOF-OF-CONCEPT.odt for balun </text:span><text:span text:style-name="T22">design </text:span><text:span text:style-name="T19">transformation details. </text:span></text:p>
      <text:p text:style-name="P35"/>
      <text:p text:style-name="P60">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
      <text:p text:style-name="P2"><text:soft-page-break/>II.F. Engineering specifications</text:p>
      <text:p text:style-name="P2"/>
      <text:p text:style-name="P2">Refer to Figures 1 to 3 for visual representation of <text:span text:style-name="T59">variable </text:span>definitions.</text:p>
      <text:p text:style-name="P2"/>
      <text:p text:style-name="P2"><text:span text:style-name="T32">II.F.1 </text:span>Dimensions and measurements</text:p>
      <text:p text:style-name="P2"/>
      <text:p text:style-name="P33">For a given signal bit rate or frequency, the loop's perimeter and cylinder's circumference are a fraction of the EM bit wavelength.</text:p>
      <text:p text:style-name="P12"/>
      <text:p text:style-name="P34">Ideally, each circular conductive path, including the coaxial wire loop and wire circumference, resonates at a binary fraction of an EM bit wavelength to increase signal integrity with varying synchronizations of EM signals.</text:p>
      <text:p text:style-name="P12"/>
      <text:p text:style-name="P16">For a given signal bit rate <text:span text:style-name="T6">or frequency</text:span>, the <text:span text:style-name="T6">monopole's</text:span> and cylinder's circumference is <text:span text:style-name="T6">either: 1. </text:span>a fraction of the <text:span text:style-name="T29">wavelength, where the fraction is one half to the power of a natural number</text:span>; <text:span text:style-name="T6">or 2. a harmony of multiple Q-resonances for multiple frequency bands or channels, such as television UHF/VHF bands or VHF band reception.</text:span></text:p>
      <text:p text:style-name="P21"/>
      <text:p text:style-name="P19"><text:span text:style-name="T32">II.F.2 </text:span>Materials</text:p>
      <text:p text:style-name="P19"/>
      <text:p text:style-name="P13"><text:span text:style-name="T40">Testing shows that</text:span> 75ohm coaxial cable can be <text:span text:style-name="T60">(albeit </text:span>awkwardly<text:span text:style-name="T60">)</text:span> arranged to fit the minimum performance requirements <text:span text:style-name="T39">of the antenna loop and optional monopole.</text:span></text:p>
      <text:p text:style-name="P20"/>
      <text:p text:style-name="P19"><text:span text:style-name="T32">II.F.3 </text:span>Manufacturing and assembly</text:p>
      <text:p text:style-name="P19"/>
      <text:p text:style-name="P49">The <text:span text:style-name="T56">base </text:span>EM bit wavelength is small; its complementary frequency is high –<text:span text:style-name="T56">higher than tv transmission bandwidths</text:span>. This apparatus <text:span text:style-name="T41">requires careful construction --like</text:span> any device that works in high frequencies. Performance may be affected by variances in dimensions, <text:span text:style-name="T60">temperature changes</text:span>, alignment, noisy connections etc. <text:s/></text:p>
      <text:p text:style-name="P49"/>
      <text:p text:style-name="P58">Impedance matching is complicated by the wide-band nature of tv antenna reception, and characteristics of the transmission line when, in general, the length of transmission line increases (over 10% of EM bit wavelength) –given that the EM bit wavelength is significantly shorter than station broadcast wavelengths.</text:p>
      <text:p text:style-name="P57"/>
      <text:p text:style-name="P2">II.G. Peripheral equipment</text:p>
      <text:p text:style-name="P2"/>
      <text:p text:style-name="P50">None. This antenna design includes a transmission line (such as 75ohm coaxial cable) to reduce potential for noise at junctions etc.</text:p>
      <text:p text:style-name="P2"/>
      <text:p text:style-name="P2"><text:soft-page-break/>II.H. Maintenance, reliability, safety factors</text:p>
      <text:p text:style-name="P2"/>
      <text:p text:style-name="P2">Safety precautions should be used consistent with <text:span text:style-name="T61">any indoor tv antenna</text:span>. <text:s/><text:span text:style-name="T61">Do not plug directly into power socket or leave antenna with a child unattended etc.</text:span></text:p>
      <text:p text:style-name="P2"/>
      <text:p text:style-name="P2">III. Innovation parameters</text:p>
      <text:p text:style-name="P2"/>
      <text:p text:style-name="P2">III.A. Novel or unique features</text:p>
      <text:p text:style-name="P2"/>
      <text:p text:style-name="P51">The integrated balun substituting balun transformers with coaxial inductors is novel for a tv antenna.</text:p>
      <text:p text:style-name="P51"/>
      <text:p text:style-name="P53">Prototypes of the antenna are capable of fitting in a mason jar.</text:p>
      <text:p text:style-name="P51"/>
      <text:p text:style-name="P2">III.B. Advantages of innovation</text:p>
      <text:p text:style-name="P2"/>
      <text:p text:style-name="P52">The loop antenna (without optional monopole) is capable of receiving many VHF as well as UHF channels. <text:span text:style-name="T62">This is not a feature of most “UHF” loop antennas.</text:span></text:p>
      <text:p text:style-name="P54"/>
      <text:p text:style-name="P52">The indoor tv antenna is fully omnidirectional in the horizontal plane ie ground. <text:span text:style-name="T62">Most tv antennas have some directionality at least for VHF reception when they are not assisted by an external powered, signal amplifying integrated circuit.</text:span></text:p>
      <text:p text:style-name="P2"/>
      <text:p text:style-name="P2">III.C. Development or new conceptual problems</text:p>
      <text:p text:style-name="P2"/>
      <text:p text:style-name="P53">Newer tv receivers tend to produce more EMI. Shielding antenna from tv's EMI may be problematic.</text:p>
      <text:p text:style-name="P2"/>
      <text:p text:style-name="P2">III.D. Test data and source of error</text:p>
      <text:p text:style-name="P2"/>
      <text:p text:style-name="P2"><text:span text:style-name="T63">Multiple prototypes tested. </text:span>See file: PRIOR-ART-PROOF-OF-CONCEPT.odt for details.</text:p>
      <text:p text:style-name="P2"/>
      <text:p text:style-name="P2">III.E. Analysis of capabilities</text:p>
      <text:p text:style-name="P2"/>
      <text:p text:style-name="P2">Apparatus appears to work <text:span text:style-name="T63">as described when field tested according to standard DIY antenna testing practices –ie tested in a field away from metal and other objects that might affect performance.</text:span></text:p>
      <text:p text:style-name="P2"/>
      <text:p text:style-name="P2">IV. Potential commercial applications and points of contact</text:p>
      <text:p text:style-name="P2"/>
      <text:p text:style-name="P2"><text:soft-page-break/>Contact <text:span text:style-name="T63">primary </text:span>innovator.</text:p>
      <text:p text:style-name="P2"/>
      <text:p text:style-name="P2">V. Other</text:p>
      <text:p text:style-name="P2"/>
      <text:p text:style-name="P2">V.A. Additional documentation: none. </text:p>
      <text:p text:style-name="P2">V.B. Degree of technology significance: <text:span text:style-name="T63">Novel application of existing technology</text:span></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56">Liselotte Scheu<text:tab/><text:span text:style-name="T63">13 July 2015</text:span></text:p>
      <text:p text:style-name="P55">innovator</text:p>
      <text:p text:style-name="P56"/>
      <text:p text:style-name="P56"/>
      <text:p text:style-name="P56">Benjamin Brink<text:tab/><text:span text:style-name="T63">13 July 2015</text:span></text:p>
      <text:p text:style-name="P2">innovator</text:p>
      <text:p text:style-name="P2"/>
      <text:p text:style-name="P2"/>
      <text:p text:style-name="P56">Eric Scheu<text:tab/><text:tab/><text:span text:style-name="T63">13 July 2015</text:span></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9</text:page-number> of <text:page-count>9</text:page-count> on <text:date style:data-style-name="N84" text:date-value="2015-07-14T12:21:58.116383207">2015-07-14</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4T12:21:58.036066000</dc:date>
    <meta:editing-duration>P3DT12H57M21S</meta:editing-duration>
    <meta:editing-cycles>298</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9" meta:paragraph-count="131" meta:word-count="2506" meta:character-count="16770" meta:non-whitespace-character-count="14250"/>
  </office:meta>
</office:document-meta>
</file>